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-Planet/thgtoa/discussions/" office:name=""><text:span text:style-name="Definition">https://github.com/Anon-Planet/thgtoa/discussions/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7T07:19:47Z</meta:creation-date>
    <dc:date>2022-07-17T07:19:47Z</dc:date>
  </office:meta>
</office:document-meta>
</file>